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CL" officeooo:rsid="001524b3" officeooo:paragraph-rsid="001524b3"/>
    </style:style>
    <style:style style:name="P2" style:family="paragraph" style:parent-style-name="Heading_20_1">
      <style:text-properties fo:language="es" fo:country="CL" officeooo:rsid="001524b3" officeooo:paragraph-rsid="001524b3"/>
    </style:style>
    <style:style style:name="P3" style:family="paragraph" style:parent-style-name="Heading_20_1">
      <style:text-properties fo:font-size="13pt" fo:language="es" fo:country="CL" officeooo:rsid="001524b3" officeooo:paragraph-rsid="001524b3" style:font-size-asian="13pt" style:font-size-complex="13pt"/>
    </style:style>
    <style:style style:name="P4" style:family="paragraph" style:parent-style-name="Standard" style:list-style-name="L1">
      <style:text-properties fo:language="es" fo:country="CL" officeooo:rsid="001524b3" officeooo:paragraph-rsid="001524b3"/>
    </style:style>
    <style:style style:name="P5" style:family="paragraph" style:parent-style-name="Standard" style:list-style-name="L1">
      <style:text-properties fo:language="es" fo:country="CL" officeooo:rsid="001b919b" officeooo:paragraph-rsid="001b919b"/>
    </style:style>
    <style:style style:name="P6" style:family="paragraph" style:parent-style-name="Text_20_body" style:list-style-name="L2">
      <style:text-properties officeooo:rsid="001524b3" officeooo:paragraph-rsid="001524b3"/>
    </style:style>
    <style:style style:name="T1" style:family="text">
      <style:text-properties officeooo:rsid="0011954a"/>
    </style:style>
    <style:style style:name="T2" style:family="text">
      <style:text-properties fo:font-size="13pt" fo:language="es" fo:country="CL" style:font-size-asian="13pt" style:font-size-complex="13pt"/>
    </style:style>
    <style:style style:name="T3" style:family="text">
      <style:text-properties fo:font-size="13pt" fo:language="es" fo:country="CL" officeooo:rsid="001750c0" style:font-size-asian="13pt" style:font-size-complex="13pt"/>
    </style:style>
    <style:style style:name="T4" style:family="text">
      <style:text-properties officeooo:rsid="001a31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yecto de curso</text:h>
      <text:h text:style-name="P3" text:outline-level="1">Requerimientos</text:h>
      <text:list xml:id="list1964657748" text:style-name="L1">
        <text:list-item>
          <text:p text:style-name="P4">Debe ser a lo menos en parejas y <text:span text:style-name="T1">5 </text:span>integrantes maximo</text:p>
        </text:list-item>
      </text:list>
      <text:p text:style-name="P1"/>
      <text:h text:style-name="P3" text:outline-level="1">Estructura de Presentación / <text:span text:style-name="T4">Evaluaciòn</text:span></text:h>
      <text:list text:continue-numbering="true" text:style-name="L1">
        <text:list-item>
          <text:p text:style-name="P4">Explicar Problema o necesidad (2p)</text:p>
        </text:list-item>
        <text:list-item>
          <text:p text:style-name="P4">Explicar solución (2p)</text:p>
        </text:list-item>
        <text:list-item>
          <text:p text:style-name="P5">Funcionalidades (5p)</text:p>
        </text:list-item>
        <text:list-item>
          <text:p text:style-name="P4">Presentar modelo de datos (ER o Modelo de datos) (15p)</text:p>
        </text:list-item>
        <text:list-item>
          <text:p text:style-name="P4">Presentar implementaciòn del modelo en PostgreSQL. (10p)</text:p>
        </text:list-item>
        <text:list-item>
          <text:p text:style-name="P4">Demo (Querys SQL) (10p)</text:p>
        </text:list-item>
      </text:list>
      <text:h text:style-name="P3" text:outline-level="1">Anexo</text:h>
      <text:list text:style-name="L2">
        <text:list-item>
          <text:p text:style-name="P6"><text:span text:style-name="T2">De</text:span><text:span text:style-name="T3">b</text:span><text:span text:style-name="T2">e enviar, antes de la presentaciòn, por correo a </text:span><text:a xlink:type="simple" xlink:href="mailto:leonardo.bravo@mail.udp.cl" text:style-name="Internet_20_link" text:visited-style-name="Visited_20_Internet_20_Link"><text:span text:style-name="T2">leonardo.bravo@mail.udp.cl</text:span></text:a><text:span text:style-name="T2"> la presentaciòn con el modelo de datos y el dump de la base de datos que se usó para la demo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5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12" meta:word-count="91" meta:character-count="518" meta:non-whitespace-character-count="446"/>
  </office:meta>
</office:document-meta>
</file>